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2.svm"/>
  <manifest:file-entry manifest:media-type="" manifest:full-path="Pictures/TablePreview9.svm"/>
  <manifest:file-entry manifest:media-type="" manifest:full-path="Pictures/TablePreview8.svm"/>
  <manifest:file-entry manifest:media-type="" manifest:full-path="Pictures/TablePreview7.svm"/>
  <manifest:file-entry manifest:media-type="" manifest:full-path="Pictures/TablePreview6.svm"/>
  <manifest:file-entry manifest:media-type="" manifest:full-path="Pictures/TablePreview5.svm"/>
  <manifest:file-entry manifest:media-type="" manifest:full-path="Pictures/TablePreview4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solid" draw:fill-color="#ff9900" draw:textarea-horizontal-align="left" draw:auto-grow-height="true" draw:auto-grow-width="false" fo:min-height="0.395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11" style:family="graphic" style:parent-style-name="standard">
      <style:graphic-properties draw:stroke="none" svg:stroke-color="#000000" draw:fill="solid" draw:fill-color="#ff9900" draw:textarea-horizontal-align="left" draw:auto-grow-height="true" draw:auto-grow-width="false" fo:min-height="0.0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4cm" fo:min-width="0cm"/>
    </style:style>
    <style:style style:name="gr15" style:family="graphic" style:parent-style-name="standard">
      <style:graphic-properties draw:stroke="none" svg:stroke-color="#000000" draw:fill="solid" draw:fill-color="#ff9900" draw:textarea-horizontal-align="left" draw:auto-grow-height="true" draw:auto-grow-width="false" fo:min-height="0.13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2cm" fo:min-width="0cm"/>
    </style:style>
    <style:style style:name="gr19" style:family="graphic" style:parent-style-name="standard">
      <style:graphic-properties draw:stroke="none" svg:stroke-color="#000000" draw:fill="solid" draw:fill-color="#ff9900" draw:textarea-horizontal-align="left" draw:auto-grow-height="true" draw:auto-grow-width="false" fo:min-height="0.04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23" style:family="graphic" style:parent-style-name="standard">
      <style:graphic-properties draw:stroke="none" svg:stroke-color="#000000" draw:fill="solid" draw:fill-color="#ff9900" draw:textarea-horizontal-align="left" draw:auto-grow-height="true" draw:auto-grow-width="false" fo:min-height="0.00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2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27" style:family="graphic" style:parent-style-name="standard">
      <style:graphic-properties draw:stroke="none" svg:stroke-color="#000000" draw:fill="solid" draw:fill-color="#ff9900" draw:textarea-horizontal-align="left" draw:auto-grow-height="true" draw:auto-grow-width="false" fo:min-height="0.132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4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1cm" fo:min-width="0cm"/>
    </style:style>
    <style:style style:name="gr30" style:family="graphic" style:parent-style-name="standard">
      <style:graphic-properties draw:stroke="none" svg:stroke-color="#000000" draw:fill="solid" draw:fill-color="#ff9900" draw:textarea-horizontal-align="left" draw:auto-grow-height="true" draw:auto-grow-width="false" fo:min-height="0.146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9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cm"/>
    </style:style>
    <style:style style:name="co1" style:family="table-column">
      <style:table-column-properties style:column-width="2.028cm" style:use-optimal-column-width="false"/>
    </style:style>
    <style:style style:name="co2" style:family="table-column">
      <style:table-column-properties style:column-width="2.024cm" style:use-optimal-column-width="false"/>
    </style:style>
    <style:style style:name="co3" style:family="table-column">
      <style:table-column-properties style:column-width="1.487cm" style:use-optimal-column-width="false"/>
    </style:style>
    <style:style style:name="co4" style:family="table-column">
      <style:table-column-properties style:column-width="1.483cm" style:use-optimal-column-width="false"/>
    </style:style>
    <style:style style:name="co5" style:family="table-column">
      <style:table-column-properties style:column-width="1.468cm" style:use-optimal-column-width="false"/>
    </style:style>
    <style:style style:name="co6" style:family="table-column">
      <style:table-column-properties style:column-width="1.458cm" style:use-optimal-column-width="false"/>
    </style:style>
    <style:style style:name="co7" style:family="table-column">
      <style:table-column-properties style:column-width="1.601cm" style:use-optimal-column-width="false"/>
    </style:style>
    <style:style style:name="co8" style:family="table-column">
      <style:table-column-properties style:column-width="1.591cm" style:use-optimal-column-width="false"/>
    </style:style>
    <style:style style:name="co9" style:family="table-column">
      <style:table-column-properties style:column-width="1.482cm" style:use-optimal-column-width="false"/>
    </style:style>
    <style:style style:name="co10" style:family="table-column">
      <style:table-column-properties style:column-width="1.475cm" style:use-optimal-column-width="false"/>
    </style:style>
    <style:style style:name="co11" style:family="table-column">
      <style:table-column-properties style:column-width="1.47cm" style:use-optimal-column-width="false"/>
    </style:style>
    <style:style style:name="co12" style:family="table-column">
      <style:table-column-properties style:column-width="1.463cm" style:use-optimal-column-width="false"/>
    </style:style>
    <style:style style:name="co13" style:family="table-column">
      <style:table-column-properties style:column-width="1.551cm" style:use-optimal-column-width="false"/>
    </style:style>
    <style:style style:name="co14" style:family="table-column">
      <style:table-column-properties style:column-width="1.539cm" style:use-optimal-column-width="false"/>
    </style:style>
    <style:style style:name="ro1" style:family="table-row">
      <style:table-row-properties style:row-height="0.595cm"/>
    </style:style>
    <style:style style:name="ro2" style:family="table-row">
      <style:table-row-properties style:row-height="0.476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line-height="150%" fo:text-align="center" fo:border="0.01cm solid #000000"/>
      <style:text-properties fo:font-size="10pt" fo:text-shadow="none" style:font-size-asian="18pt" style:font-size-complex="18pt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line-height="150%" fo:text-align="center" fo:border="0.01cm solid #000000"/>
      <style:text-properties fo:font-size="10pt"/>
    </style:style>
    <style:style style:name="ce3" style:family="table-cell">
      <style:graphic-properties draw:fill-color="#ffffff" style:repeat="repeat" fo:padding-top="0.1cm" fo:padding-bottom="0.1cm" fo:padding-left="0.1cm" fo:padding-right="0.1cm"/>
      <style:paragraph-properties fo:line-height="150%" fo:text-align="center" fo:border="0.01cm solid #000000"/>
      <style:text-properties fo:font-size="7pt" fo:text-shadow="none" style:font-size-asian="7pt" style:font-size-complex="7pt"/>
    </style:style>
    <style:style style:name="ce4" style:family="table-cell">
      <style:graphic-properties draw:fill-color="#ffffff" style:repeat="repeat" fo:padding-top="0.1cm" fo:padding-bottom="0.1cm" fo:padding-left="0.1cm" fo:padding-right="0.1cm"/>
      <style:paragraph-properties fo:line-height="150%" fo:text-align="center" fo:border="0.01cm solid #000000"/>
      <style:text-properties fo:font-size="7pt" style:font-size-asian="7pt" style:font-size-complex="7pt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fo:font-size="10pt" fo:text-shadow="none" style:font-size-asian="18pt" style:font-size-complex="18pt"/>
    </style:style>
    <style:style style:name="P3" style:family="paragraph">
      <style:paragraph-properties fo:line-height="150%" fo:text-align="center"/>
      <style:text-properties fo:font-size="10pt"/>
    </style:style>
    <style:style style:name="P4" style:family="paragraph">
      <style:text-properties fo:font-family="'Apple Chancery'" style:font-pitch="variable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line-height="150%" fo:text-align="center"/>
      <style:text-properties fo:font-size="7pt" fo:text-shadow="none" style:font-size-asian="7pt" style:font-size-complex="7pt"/>
    </style:style>
    <style:style style:name="P8" style:family="paragraph">
      <style:paragraph-properties fo:line-height="150%" fo:text-align="center"/>
      <style:text-properties fo:font-size="7pt" style:font-size-asian="7pt" style:font-size-complex="7pt"/>
    </style:style>
    <style:style style:name="P9" style:family="paragraph">
      <style:text-properties fo:font-family="'Apple Chancery'" style:font-pitch="variable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7pt" style:font-size-asian="7pt" style:font-size-complex="7pt"/>
    </style:style>
    <style:style style:name="P11" style:family="paragraph">
      <style:text-properties fo:font-size="7pt" style:font-size-asian="7pt" style:font-size-complex="7pt"/>
    </style:style>
    <style:style style:name="P12" style:family="paragraph">
      <style:text-properties fo:font-family="'Apple Chancery'" style:font-pitch="variable" fo:font-size="7pt" fo:font-weight="bold" style:font-size-asian="7pt" style:font-weight-asian="bold" style:font-size-complex="7pt" style:font-weight-complex="bold"/>
    </style:style>
    <style:style style:name="T1" style:family="text">
      <style:text-properties fo:language="pt" fo:country="BR"/>
    </style:style>
    <style:style style:name="T2" style:family="text">
      <style:text-properties fo:font-family="'Apple Chancery'" style:font-pitch="variable" fo:font-weight="bold" style:font-weight-asian="bold" style:font-weight-complex="bold"/>
    </style:style>
    <style:style style:name="T3" style:family="text">
      <style:text-properties fo:font-family="'Apple Chancery'" style:font-pitch="variable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398cm" svg:height="0.889cm" svg:x="19.305cm" svg:y="1.001cm">
          <text:p text:style-name="P1">ENTRADA</text:p>
        </draw:rect>
        <draw:rect draw:style-name="gr1" draw:text-style-name="P1" draw:layer="layout" svg:width="18.542cm" svg:height="0.712cm" svg:x="1cm" svg:y="19.288cm">
          <text:p text:style-name="P1"><text:span text:style-name="T1">Coloração</text:span> </text:p>
        </draw:rect>
        <draw:frame draw:style-name="standard" draw:layer="layout" svg:width="18.247cm" svg:height="1.784cm" svg:x="1.04cm" svg:y="14.2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</table:table-row>
            <table:table-row table:style-name="ro1" table:default-cell-style-name="ce2"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</table:table-row>
            <table:table-row table:style-name="ro1" table:default-cell-style-name="ce2"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2.159cm" svg:height="1.03cm" svg:x="19.645cm" svg:y="13.397cm">
          <draw:text-box>
            <text:p text:style-name="P4"><text:span text:style-name="T2">L`oreal</text:span></text:p>
          </draw:text-box>
        </draw:frame>
        <draw:rect draw:style-name="gr3" draw:text-style-name="P5" draw:layer="layout" svg:width="18.272cm" svg:height="0.56cm" draw:transform="skewX (0.756949296589798) rotate (0.0006981317007976) translate (1.547cm 13.71cm)">
          <text:p/>
        </draw:rect>
        <draw:rect draw:style-name="gr3" draw:text-style-name="P1" draw:layer="layout" svg:width="0.759cm" svg:height="1.243cm" draw:transform="skewX (0.786270828023297) rotate (0.777893247613726) translate (19.281cm 14.246cm)">
          <text:p/>
        </draw:rect>
        <draw:frame draw:style-name="gr4" draw:text-style-name="P6" draw:layer="layout" svg:width="1.016cm" svg:height="0.645cm" svg:x="19.315cm" svg:y="14.289cm">
          <draw:text-box>
            <text:p text:style-name="P6">01</text:p>
          </draw:text-box>
        </draw:frame>
        <draw:line draw:style-name="gr5" draw:text-style-name="P1" draw:layer="layout" svg:x1="3.07cm" svg:y1="14.258cm" svg:x2="3.592cm" svg:y2="13.712cm">
          <text:p/>
        </draw:line>
        <draw:frame draw:style-name="gr6" draw:text-style-name="P6" draw:layer="layout" svg:width="0.704cm" svg:height="0.739cm" svg:x="17.994cm" svg:y="13.612cm">
          <draw:text-box>
            <text:p text:style-name="P6">A</text:p>
          </draw:text-box>
        </draw:frame>
        <draw:frame draw:style-name="gr7" draw:text-style-name="P6" draw:layer="layout" svg:width="0.704cm" svg:height="0.934cm" svg:x="16.017cm" svg:y="13.65cm">
          <draw:text-box>
            <text:p text:style-name="P6">B</text:p>
          </draw:text-box>
        </draw:frame>
        <draw:frame draw:style-name="gr7" draw:text-style-name="P6" draw:layer="layout" svg:width="0.704cm" svg:height="0.934cm" svg:x="14.116cm" svg:y="13.65cm">
          <draw:text-box>
            <text:p text:style-name="P6">C</text:p>
          </draw:text-box>
        </draw:frame>
        <draw:frame draw:style-name="gr7" draw:text-style-name="P6" draw:layer="layout" svg:width="0.703cm" svg:height="0.934cm" svg:x="12.063cm" svg:y="13.65cm">
          <draw:text-box>
            <text:p text:style-name="P6">D</text:p>
          </draw:text-box>
        </draw:frame>
        <draw:frame draw:style-name="gr7" draw:text-style-name="P6" draw:layer="layout" svg:width="0.703cm" svg:height="0.934cm" svg:x="10.086cm" svg:y="13.65cm">
          <draw:text-box>
            <text:p text:style-name="P6">E</text:p>
          </draw:text-box>
        </draw:frame>
        <draw:frame draw:style-name="gr7" draw:text-style-name="P6" draw:layer="layout" svg:width="0.704cm" svg:height="0.934cm" svg:x="7.956cm" svg:y="13.65cm">
          <draw:text-box>
            <text:p text:style-name="P6">F</text:p>
          </draw:text-box>
        </draw:frame>
        <draw:frame draw:style-name="gr7" draw:text-style-name="P6" draw:layer="layout" svg:width="0.703cm" svg:height="0.934cm" svg:x="5.827cm" svg:y="13.65cm">
          <draw:text-box>
            <text:p text:style-name="P6">G</text:p>
          </draw:text-box>
        </draw:frame>
        <draw:frame draw:style-name="gr7" draw:text-style-name="P6" draw:layer="layout" svg:width="0.703cm" svg:height="0.934cm" svg:x="3.926cm" svg:y="13.65cm">
          <draw:text-box>
            <text:p text:style-name="P6">H</text:p>
          </draw:text-box>
        </draw:frame>
        <draw:frame draw:style-name="gr7" draw:text-style-name="P6" draw:layer="layout" svg:width="0.704cm" svg:height="0.934cm" svg:x="1.948cm" svg:y="13.65cm">
          <draw:text-box>
            <text:p text:style-name="P6">I</text:p>
          </draw:text-box>
        </draw:frame>
        <draw:line draw:style-name="gr5" draw:text-style-name="P1" draw:layer="layout" svg:x1="5.099cm" svg:y1="14.259cm" svg:x2="5.621cm" svg:y2="13.713cm">
          <text:p/>
        </draw:line>
        <draw:line draw:style-name="gr5" draw:text-style-name="P1" draw:layer="layout" svg:x1="7.114cm" svg:y1="14.26cm" svg:x2="7.636cm" svg:y2="13.714cm">
          <text:p/>
        </draw:line>
        <draw:line draw:style-name="gr5" draw:text-style-name="P1" draw:layer="layout" svg:x1="9.15cm" svg:y1="14.261cm" svg:x2="9.672cm" svg:y2="13.715cm">
          <text:p/>
        </draw:line>
        <draw:line draw:style-name="gr5" draw:text-style-name="P1" draw:layer="layout" svg:x1="11.164cm" svg:y1="14.261cm" svg:x2="11.686cm" svg:y2="13.715cm">
          <text:p/>
        </draw:line>
        <draw:line draw:style-name="gr5" draw:text-style-name="P1" draw:layer="layout" svg:x1="13.201cm" svg:y1="14.262cm" svg:x2="13.723cm" svg:y2="13.716cm">
          <text:p/>
        </draw:line>
        <draw:line draw:style-name="gr5" draw:text-style-name="P1" draw:layer="layout" svg:x1="15.221cm" svg:y1="14.263cm" svg:x2="15.743cm" svg:y2="13.717cm">
          <text:p/>
        </draw:line>
        <draw:line draw:style-name="gr5" draw:text-style-name="P1" draw:layer="layout" svg:x1="17.25cm" svg:y1="14.264cm" svg:x2="17.772cm" svg:y2="13.718cm">
          <text:p/>
        </draw:line>
        <draw:frame draw:style-name="standard" draw:layer="layout" svg:width="18.247cm" svg:height="1.784cm" svg:x="1.04cm" svg:y="9.2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</table:table-row>
            <table:table-row table:style-name="ro1" table:default-cell-style-name="ce2"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</table:table-row>
            <table:table-row table:style-name="ro1" table:default-cell-style-name="ce2"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2.413cm" svg:height="1.03cm" svg:x="19.669cm" svg:y="8.372cm">
          <draw:text-box>
            <text:p text:style-name="P4"><text:span text:style-name="T2">Alfaparf</text:span></text:p>
          </draw:text-box>
        </draw:frame>
        <draw:rect draw:style-name="gr3" draw:text-style-name="P5" draw:layer="layout" svg:width="18.272cm" svg:height="0.56cm" draw:transform="skewX (0.756949296589798) rotate (0.0006981317007976) translate (1.547cm 8.715cm)">
          <text:p/>
        </draw:rect>
        <draw:rect draw:style-name="gr3" draw:text-style-name="P1" draw:layer="layout" svg:width="0.759cm" svg:height="1.243cm" draw:transform="skewX (0.786270828023297) rotate (0.777893247613726) translate (19.281cm 9.251cm)">
          <text:p/>
        </draw:rect>
        <draw:frame draw:style-name="gr4" draw:text-style-name="P6" draw:layer="layout" svg:width="1.016cm" svg:height="0.645cm" svg:x="19.315cm" svg:y="9.294cm">
          <draw:text-box>
            <text:p text:style-name="P6">03</text:p>
          </draw:text-box>
        </draw:frame>
        <draw:line draw:style-name="gr5" draw:text-style-name="P1" draw:layer="layout" svg:x1="3.07cm" svg:y1="9.263cm" svg:x2="3.592cm" svg:y2="8.717cm">
          <text:p/>
        </draw:line>
        <draw:frame draw:style-name="gr6" draw:text-style-name="P6" draw:layer="layout" svg:width="0.704cm" svg:height="0.739cm" svg:x="17.994cm" svg:y="8.617cm">
          <draw:text-box>
            <text:p text:style-name="P6">A</text:p>
          </draw:text-box>
        </draw:frame>
        <draw:frame draw:style-name="gr7" draw:text-style-name="P6" draw:layer="layout" svg:width="0.704cm" svg:height="0.934cm" svg:x="16.017cm" svg:y="8.655cm">
          <draw:text-box>
            <text:p text:style-name="P6">B</text:p>
          </draw:text-box>
        </draw:frame>
        <draw:frame draw:style-name="gr7" draw:text-style-name="P6" draw:layer="layout" svg:width="0.704cm" svg:height="0.934cm" svg:x="14.116cm" svg:y="8.655cm">
          <draw:text-box>
            <text:p text:style-name="P6">C</text:p>
          </draw:text-box>
        </draw:frame>
        <draw:frame draw:style-name="gr7" draw:text-style-name="P6" draw:layer="layout" svg:width="0.703cm" svg:height="0.934cm" svg:x="12.063cm" svg:y="8.655cm">
          <draw:text-box>
            <text:p text:style-name="P6">D</text:p>
          </draw:text-box>
        </draw:frame>
        <draw:frame draw:style-name="gr7" draw:text-style-name="P6" draw:layer="layout" svg:width="0.703cm" svg:height="0.934cm" svg:x="10.086cm" svg:y="8.655cm">
          <draw:text-box>
            <text:p text:style-name="P6">E</text:p>
          </draw:text-box>
        </draw:frame>
        <draw:frame draw:style-name="gr7" draw:text-style-name="P6" draw:layer="layout" svg:width="0.704cm" svg:height="0.934cm" svg:x="7.956cm" svg:y="8.655cm">
          <draw:text-box>
            <text:p text:style-name="P6">F</text:p>
          </draw:text-box>
        </draw:frame>
        <draw:frame draw:style-name="gr7" draw:text-style-name="P6" draw:layer="layout" svg:width="0.703cm" svg:height="0.934cm" svg:x="5.827cm" svg:y="8.655cm">
          <draw:text-box>
            <text:p text:style-name="P6">G</text:p>
          </draw:text-box>
        </draw:frame>
        <draw:frame draw:style-name="gr7" draw:text-style-name="P6" draw:layer="layout" svg:width="0.703cm" svg:height="0.934cm" svg:x="3.926cm" svg:y="8.655cm">
          <draw:text-box>
            <text:p text:style-name="P6">H</text:p>
          </draw:text-box>
        </draw:frame>
        <draw:frame draw:style-name="gr7" draw:text-style-name="P6" draw:layer="layout" svg:width="0.704cm" svg:height="0.934cm" svg:x="1.948cm" svg:y="8.655cm">
          <draw:text-box>
            <text:p text:style-name="P6">I</text:p>
          </draw:text-box>
        </draw:frame>
        <draw:line draw:style-name="gr5" draw:text-style-name="P1" draw:layer="layout" svg:x1="5.099cm" svg:y1="9.264cm" svg:x2="5.621cm" svg:y2="8.718cm">
          <text:p/>
        </draw:line>
        <draw:line draw:style-name="gr5" draw:text-style-name="P1" draw:layer="layout" svg:x1="7.114cm" svg:y1="9.265cm" svg:x2="7.636cm" svg:y2="8.719cm">
          <text:p/>
        </draw:line>
        <draw:line draw:style-name="gr5" draw:text-style-name="P1" draw:layer="layout" svg:x1="9.15cm" svg:y1="9.266cm" svg:x2="9.672cm" svg:y2="8.72cm">
          <text:p/>
        </draw:line>
        <draw:line draw:style-name="gr5" draw:text-style-name="P1" draw:layer="layout" svg:x1="11.164cm" svg:y1="9.266cm" svg:x2="11.686cm" svg:y2="8.72cm">
          <text:p/>
        </draw:line>
        <draw:line draw:style-name="gr5" draw:text-style-name="P1" draw:layer="layout" svg:x1="13.201cm" svg:y1="9.267cm" svg:x2="13.723cm" svg:y2="8.721cm">
          <text:p/>
        </draw:line>
        <draw:line draw:style-name="gr5" draw:text-style-name="P1" draw:layer="layout" svg:x1="15.221cm" svg:y1="9.268cm" svg:x2="15.743cm" svg:y2="8.722cm">
          <text:p/>
        </draw:line>
        <draw:line draw:style-name="gr5" draw:text-style-name="P1" draw:layer="layout" svg:x1="17.25cm" svg:y1="9.269cm" svg:x2="17.772cm" svg:y2="8.723cm">
          <text:p/>
        </draw:line>
        <draw:frame draw:style-name="standard" draw:layer="layout" svg:width="18.247cm" svg:height="1.784cm" svg:x="1.04cm" svg:y="4.1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</table:table-row>
            <table:table-row table:style-name="ro1" table:default-cell-style-name="ce2"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</table:table-row>
            <table:table-row table:style-name="ro1" table:default-cell-style-name="ce2"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2.413cm" svg:height="1.03cm" svg:x="19.669cm" svg:y="3.277cm">
          <draw:text-box>
            <text:p text:style-name="P4"><text:span text:style-name="T2">Redken</text:span></text:p>
          </draw:text-box>
        </draw:frame>
        <draw:rect draw:style-name="gr3" draw:text-style-name="P5" draw:layer="layout" svg:width="18.272cm" svg:height="0.56cm" draw:transform="skewX (0.756949296589798) rotate (0.0006981317007976) translate (1.547cm 3.62cm)">
          <text:p/>
        </draw:rect>
        <draw:rect draw:style-name="gr3" draw:text-style-name="P1" draw:layer="layout" svg:width="0.759cm" svg:height="1.243cm" draw:transform="skewX (0.786270828023297) rotate (0.777893247613726) translate (19.281cm 4.156cm)">
          <text:p/>
        </draw:rect>
        <draw:frame draw:style-name="gr4" draw:text-style-name="P6" draw:layer="layout" svg:width="1.016cm" svg:height="0.645cm" svg:x="19.315cm" svg:y="4.199cm">
          <draw:text-box>
            <text:p text:style-name="P6">05</text:p>
          </draw:text-box>
        </draw:frame>
        <draw:line draw:style-name="gr5" draw:text-style-name="P1" draw:layer="layout" svg:x1="3.07cm" svg:y1="4.168cm" svg:x2="3.592cm" svg:y2="3.622cm">
          <text:p/>
        </draw:line>
        <draw:frame draw:style-name="gr6" draw:text-style-name="P6" draw:layer="layout" svg:width="0.704cm" svg:height="0.739cm" svg:x="17.994cm" svg:y="3.522cm">
          <draw:text-box>
            <text:p text:style-name="P6">A</text:p>
          </draw:text-box>
        </draw:frame>
        <draw:frame draw:style-name="gr7" draw:text-style-name="P6" draw:layer="layout" svg:width="0.704cm" svg:height="0.934cm" svg:x="16.017cm" svg:y="3.56cm">
          <draw:text-box>
            <text:p text:style-name="P6">B</text:p>
          </draw:text-box>
        </draw:frame>
        <draw:frame draw:style-name="gr7" draw:text-style-name="P6" draw:layer="layout" svg:width="0.704cm" svg:height="0.934cm" svg:x="14.116cm" svg:y="3.56cm">
          <draw:text-box>
            <text:p text:style-name="P6">C</text:p>
          </draw:text-box>
        </draw:frame>
        <draw:frame draw:style-name="gr7" draw:text-style-name="P6" draw:layer="layout" svg:width="0.703cm" svg:height="0.934cm" svg:x="12.063cm" svg:y="3.56cm">
          <draw:text-box>
            <text:p text:style-name="P6">D</text:p>
          </draw:text-box>
        </draw:frame>
        <draw:frame draw:style-name="gr7" draw:text-style-name="P6" draw:layer="layout" svg:width="0.703cm" svg:height="0.934cm" svg:x="10.086cm" svg:y="3.56cm">
          <draw:text-box>
            <text:p text:style-name="P6">E</text:p>
          </draw:text-box>
        </draw:frame>
        <draw:frame draw:style-name="gr7" draw:text-style-name="P6" draw:layer="layout" svg:width="0.704cm" svg:height="0.934cm" svg:x="7.956cm" svg:y="3.56cm">
          <draw:text-box>
            <text:p text:style-name="P6">F</text:p>
          </draw:text-box>
        </draw:frame>
        <draw:frame draw:style-name="gr7" draw:text-style-name="P6" draw:layer="layout" svg:width="0.703cm" svg:height="0.934cm" svg:x="5.827cm" svg:y="3.56cm">
          <draw:text-box>
            <text:p text:style-name="P6">G</text:p>
          </draw:text-box>
        </draw:frame>
        <draw:frame draw:style-name="gr7" draw:text-style-name="P6" draw:layer="layout" svg:width="0.703cm" svg:height="0.934cm" svg:x="3.926cm" svg:y="3.56cm">
          <draw:text-box>
            <text:p text:style-name="P6">H</text:p>
          </draw:text-box>
        </draw:frame>
        <draw:frame draw:style-name="gr7" draw:text-style-name="P6" draw:layer="layout" svg:width="0.704cm" svg:height="0.934cm" svg:x="1.948cm" svg:y="3.56cm">
          <draw:text-box>
            <text:p text:style-name="P6">I</text:p>
          </draw:text-box>
        </draw:frame>
        <draw:line draw:style-name="gr5" draw:text-style-name="P1" draw:layer="layout" svg:x1="5.099cm" svg:y1="4.169cm" svg:x2="5.621cm" svg:y2="3.623cm">
          <text:p/>
        </draw:line>
        <draw:line draw:style-name="gr5" draw:text-style-name="P1" draw:layer="layout" svg:x1="7.114cm" svg:y1="4.17cm" svg:x2="7.636cm" svg:y2="3.624cm">
          <text:p/>
        </draw:line>
        <draw:line draw:style-name="gr5" draw:text-style-name="P1" draw:layer="layout" svg:x1="9.15cm" svg:y1="4.171cm" svg:x2="9.672cm" svg:y2="3.625cm">
          <text:p/>
        </draw:line>
        <draw:line draw:style-name="gr5" draw:text-style-name="P1" draw:layer="layout" svg:x1="11.164cm" svg:y1="4.171cm" svg:x2="11.686cm" svg:y2="3.625cm">
          <text:p/>
        </draw:line>
        <draw:line draw:style-name="gr5" draw:text-style-name="P1" draw:layer="layout" svg:x1="13.201cm" svg:y1="4.172cm" svg:x2="13.723cm" svg:y2="3.626cm">
          <text:p/>
        </draw:line>
        <draw:line draw:style-name="gr5" draw:text-style-name="P1" draw:layer="layout" svg:x1="15.221cm" svg:y1="4.173cm" svg:x2="15.743cm" svg:y2="3.627cm">
          <text:p/>
        </draw:line>
        <draw:line draw:style-name="gr5" draw:text-style-name="P1" draw:layer="layout" svg:x1="17.25cm" svg:y1="4.174cm" svg:x2="17.772cm" svg:y2="3.628cm">
          <text:p/>
        </draw:line>
        <draw:rect draw:style-name="gr1" draw:text-style-name="P1" draw:layer="layout" svg:width="6.205cm" svg:height="0.762cm" svg:x="22.489cm" svg:y="15cm">
          <text:p text:style-name="P1">MESA</text:p>
        </draw:rect>
        <draw:rect draw:style-name="gr1" draw:text-style-name="P1" draw:layer="layout" svg:width="6.205cm" svg:height="0.762cm" svg:x="22.49cm" svg:y="17cm">
          <text:p text:style-name="P1">MESA</text:p>
        </draw:rect>
        <draw:rect draw:style-name="gr1" draw:text-style-name="P1" draw:layer="layout" svg:width="4.298cm" svg:height="0.762cm" svg:x="24.406cm" svg:y="13.065cm">
          <text:p text:style-name="P1">MESA</text:p>
        </draw:rect>
        <draw:rect draw:style-name="gr1" draw:text-style-name="P1" draw:layer="layout" svg:width="7.239cm" svg:height="0.762cm" svg:x="21.46cm" svg:y="19.248cm">
          <text:p text:style-name="P1">Prateleiras</text:p>
        </draw:rect>
      </draw:page>
      <draw:page draw:name="page2" draw:style-name="dp1" draw:master-page-name="Default">
        <draw:rect draw:style-name="gr1" draw:text-style-name="P1" draw:layer="layout" svg:width="9.398cm" svg:height="0.889cm" svg:x="1cm" svg:y="19.161cm">
          <text:p text:style-name="P1">ENTRADA</text:p>
        </draw:rect>
        <draw:rect draw:style-name="gr1" draw:text-style-name="P1" draw:layer="layout" svg:width="19.177cm" svg:height="0.712cm" svg:x="9.509cm" svg:y="0.95cm">
          <text:p text:style-name="P1"><text:span text:style-name="T1">Coloração</text:span> </text:p>
        </draw:rect>
        <draw:frame draw:style-name="gr2" draw:text-style-name="P4" draw:layer="layout" svg:width="2.159cm" svg:height="1.03cm" svg:x="8.196cm" svg:y="2.551cm">
          <draw:text-box>
            <text:p text:style-name="P4"><text:span text:style-name="T2">L`oreal</text:span></text:p>
          </draw:text-box>
        </draw:frame>
        <draw:frame draw:style-name="standard" draw:layer="layout" svg:width="18.247cm" svg:height="1.784cm" svg:x="10.141cm" svg:y="4.0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</table:table-row>
            <table:table-row table:style-name="ro1" table:default-cell-style-name="ce2"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</table:table-row>
            <table:table-row table:style-name="ro1" table:default-cell-style-name="ce2"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4" draw:layer="layout" svg:width="2.413cm" svg:height="1.157cm" svg:x="8.238cm" svg:y="7.525cm">
          <draw:text-box>
            <text:p text:style-name="P4"><text:span text:style-name="T2">Salvatore</text:span></text:p>
          </draw:text-box>
        </draw:frame>
        <draw:rect draw:style-name="gr3" draw:text-style-name="P5" draw:layer="layout" svg:width="18.259cm" svg:height="0.573cm" draw:transform="skewX (-0.860272788307843) rotate (0.0001745329251994) translate (9.453cm 3.508cm)">
          <text:p/>
        </draw:rect>
        <draw:rect draw:style-name="gr3" draw:text-style-name="P1" draw:layer="layout" svg:width="0.89cm" svg:height="1.322cm" draw:transform="skewX (-0.725707902979105) rotate (-0.727802298082684) translate (9.468cm 3.494cm)">
          <text:p/>
        </draw:rect>
        <draw:frame draw:style-name="gr4" draw:text-style-name="P6" draw:layer="layout" svg:width="1.016cm" svg:height="0.645cm" svg:x="8.45cm" svg:y="3.467cm">
          <draw:text-box>
            <text:p text:style-name="P6">02</text:p>
          </draw:text-box>
        </draw:frame>
        <draw:frame draw:style-name="gr6" draw:text-style-name="P6" draw:layer="layout" svg:width="0.704cm" svg:height="0.739cm" svg:x="26.995cm" svg:y="3.423cm">
          <draw:text-box>
            <text:p text:style-name="P6">I</text:p>
          </draw:text-box>
        </draw:frame>
        <draw:frame draw:style-name="gr7" draw:text-style-name="P6" draw:layer="layout" svg:width="0.704cm" svg:height="0.934cm" svg:x="24.918cm" svg:y="3.461cm">
          <draw:text-box>
            <text:p text:style-name="P6">H</text:p>
          </draw:text-box>
        </draw:frame>
        <draw:frame draw:style-name="gr7" draw:text-style-name="P6" draw:layer="layout" svg:width="0.704cm" svg:height="0.934cm" svg:x="22.917cm" svg:y="3.461cm">
          <draw:text-box>
            <text:p text:style-name="P6">G</text:p>
          </draw:text-box>
        </draw:frame>
        <draw:frame draw:style-name="gr7" draw:text-style-name="P6" draw:layer="layout" svg:width="0.703cm" svg:height="0.934cm" svg:x="20.955cm" svg:y="3.522cm">
          <draw:text-box>
            <text:p text:style-name="P6">F</text:p>
          </draw:text-box>
        </draw:frame>
        <draw:frame draw:style-name="gr7" draw:text-style-name="P6" draw:layer="layout" svg:width="0.703cm" svg:height="0.934cm" svg:x="18.887cm" svg:y="3.461cm">
          <draw:text-box>
            <text:p text:style-name="P6">E</text:p>
          </draw:text-box>
        </draw:frame>
        <draw:frame draw:style-name="gr7" draw:text-style-name="P6" draw:layer="layout" svg:width="0.704cm" svg:height="0.934cm" svg:x="16.857cm" svg:y="3.461cm">
          <draw:text-box>
            <text:p text:style-name="P6">D</text:p>
          </draw:text-box>
        </draw:frame>
        <draw:frame draw:style-name="gr7" draw:text-style-name="P6" draw:layer="layout" svg:width="0.703cm" svg:height="0.934cm" svg:x="14.828cm" svg:y="3.461cm">
          <draw:text-box>
            <text:p text:style-name="P6">C</text:p>
          </draw:text-box>
        </draw:frame>
        <draw:frame draw:style-name="gr7" draw:text-style-name="P6" draw:layer="layout" svg:width="0.703cm" svg:height="0.934cm" svg:x="12.827cm" svg:y="3.461cm">
          <draw:text-box>
            <text:p text:style-name="P6">B</text:p>
          </draw:text-box>
        </draw:frame>
        <draw:frame draw:style-name="gr7" draw:text-style-name="P6" draw:layer="layout" svg:width="0.704cm" svg:height="0.934cm" svg:x="10.649cm" svg:y="3.461cm">
          <draw:text-box>
            <text:p text:style-name="P6">A</text:p>
          </draw:text-box>
        </draw:frame>
        <draw:line draw:style-name="gr5" draw:text-style-name="P1" draw:layer="layout" svg:x1="26.361cm" svg:y1="4.065cm" svg:x2="25.839cm" svg:y2="3.519cm">
          <text:p/>
        </draw:line>
        <draw:line draw:style-name="gr5" draw:text-style-name="P1" draw:layer="layout" svg:x1="24.333cm" svg:y1="4.075cm" svg:x2="23.811cm" svg:y2="3.505cm">
          <text:p/>
        </draw:line>
        <draw:line draw:style-name="gr5" draw:text-style-name="P1" draw:layer="layout" svg:x1="22.306cm" svg:y1="4.075cm" svg:x2="21.784cm" svg:y2="3.505cm">
          <text:p/>
        </draw:line>
        <draw:line draw:style-name="gr5" draw:text-style-name="P1" draw:layer="layout" svg:x1="20.27cm" svg:y1="4.075cm" svg:x2="19.748cm" svg:y2="3.505cm">
          <text:p/>
        </draw:line>
        <draw:line draw:style-name="gr5" draw:text-style-name="P1" draw:layer="layout" svg:x1="18.246cm" svg:y1="4.075cm" svg:x2="17.724cm" svg:y2="3.505cm">
          <text:p/>
        </draw:line>
        <draw:line draw:style-name="gr5" draw:text-style-name="P1" draw:layer="layout" svg:x1="16.222cm" svg:y1="4.075cm" svg:x2="15.7cm" svg:y2="3.505cm">
          <text:p/>
        </draw:line>
        <draw:line draw:style-name="gr5" draw:text-style-name="P1" draw:layer="layout" svg:x1="14.186cm" svg:y1="4.075cm" svg:x2="13.664cm" svg:y2="3.505cm">
          <text:p/>
        </draw:line>
        <draw:line draw:style-name="gr5" draw:text-style-name="P1" draw:layer="layout" svg:x1="12.158cm" svg:y1="4.075cm" svg:x2="11.636cm" svg:y2="3.505cm">
          <text:p/>
        </draw:line>
        <draw:frame draw:style-name="standard" draw:layer="layout" svg:width="18.247cm" svg:height="1.784cm" svg:x="10.146cm" svg:y="9.0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</table:table-row>
            <table:table-row table:style-name="ro1" table:default-cell-style-name="ce2"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</table:table-row>
            <table:table-row table:style-name="ro1" table:default-cell-style-name="ce2"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</table:table-row>
          </table:table>
          <draw:image xlink:href="Pictures/TablePreview5.svm" xlink:type="simple" xlink:show="embed" xlink:actuate="onLoad"/>
        </draw:frame>
        <draw:rect draw:style-name="gr3" draw:text-style-name="P5" draw:layer="layout" svg:width="18.259cm" svg:height="0.573cm" draw:transform="skewX (-0.860272788307843) rotate (0.0001745329251994) translate (9.458cm 8.509cm)">
          <text:p/>
        </draw:rect>
        <draw:rect draw:style-name="gr3" draw:text-style-name="P1" draw:layer="layout" svg:width="0.89cm" svg:height="1.322cm" draw:transform="skewX (-0.725707902979105) rotate (-0.727802298082684) translate (9.473cm 8.495cm)">
          <text:p/>
        </draw:rect>
        <draw:frame draw:style-name="gr4" draw:text-style-name="P6" draw:layer="layout" svg:width="1.016cm" svg:height="0.645cm" svg:x="8.455cm" svg:y="8.468cm">
          <draw:text-box>
            <text:p text:style-name="P6">04</text:p>
          </draw:text-box>
        </draw:frame>
        <draw:frame draw:style-name="gr6" draw:text-style-name="P6" draw:layer="layout" svg:width="0.704cm" svg:height="0.739cm" svg:x="27cm" svg:y="8.424cm">
          <draw:text-box>
            <text:p text:style-name="P6">I</text:p>
          </draw:text-box>
        </draw:frame>
        <draw:frame draw:style-name="gr7" draw:text-style-name="P6" draw:layer="layout" svg:width="0.704cm" svg:height="0.934cm" svg:x="24.923cm" svg:y="8.462cm">
          <draw:text-box>
            <text:p text:style-name="P6">H</text:p>
          </draw:text-box>
        </draw:frame>
        <draw:frame draw:style-name="gr7" draw:text-style-name="P6" draw:layer="layout" svg:width="0.704cm" svg:height="0.934cm" svg:x="22.922cm" svg:y="8.462cm">
          <draw:text-box>
            <text:p text:style-name="P6">G</text:p>
          </draw:text-box>
        </draw:frame>
        <draw:frame draw:style-name="gr7" draw:text-style-name="P6" draw:layer="layout" svg:width="0.703cm" svg:height="0.934cm" svg:x="20.96cm" svg:y="8.523cm">
          <draw:text-box>
            <text:p text:style-name="P6">F</text:p>
          </draw:text-box>
        </draw:frame>
        <draw:frame draw:style-name="gr7" draw:text-style-name="P6" draw:layer="layout" svg:width="0.703cm" svg:height="0.934cm" svg:x="18.892cm" svg:y="8.462cm">
          <draw:text-box>
            <text:p text:style-name="P6">E</text:p>
          </draw:text-box>
        </draw:frame>
        <draw:frame draw:style-name="gr7" draw:text-style-name="P6" draw:layer="layout" svg:width="0.704cm" svg:height="0.934cm" svg:x="16.862cm" svg:y="8.462cm">
          <draw:text-box>
            <text:p text:style-name="P6">D</text:p>
          </draw:text-box>
        </draw:frame>
        <draw:frame draw:style-name="gr7" draw:text-style-name="P6" draw:layer="layout" svg:width="0.703cm" svg:height="0.934cm" svg:x="14.833cm" svg:y="8.462cm">
          <draw:text-box>
            <text:p text:style-name="P6">C</text:p>
          </draw:text-box>
        </draw:frame>
        <draw:frame draw:style-name="gr7" draw:text-style-name="P6" draw:layer="layout" svg:width="0.703cm" svg:height="0.934cm" svg:x="12.832cm" svg:y="8.462cm">
          <draw:text-box>
            <text:p text:style-name="P6">B</text:p>
          </draw:text-box>
        </draw:frame>
        <draw:frame draw:style-name="gr7" draw:text-style-name="P6" draw:layer="layout" svg:width="0.704cm" svg:height="0.934cm" svg:x="10.654cm" svg:y="8.462cm">
          <draw:text-box>
            <text:p text:style-name="P6">A</text:p>
          </draw:text-box>
        </draw:frame>
        <draw:line draw:style-name="gr5" draw:text-style-name="P1" draw:layer="layout" svg:x1="26.366cm" svg:y1="9.066cm" svg:x2="25.844cm" svg:y2="8.52cm">
          <text:p/>
        </draw:line>
        <draw:line draw:style-name="gr5" draw:text-style-name="P1" draw:layer="layout" svg:x1="24.338cm" svg:y1="9.076cm" svg:x2="23.816cm" svg:y2="8.506cm">
          <text:p/>
        </draw:line>
        <draw:line draw:style-name="gr5" draw:text-style-name="P1" draw:layer="layout" svg:x1="22.311cm" svg:y1="9.076cm" svg:x2="21.789cm" svg:y2="8.506cm">
          <text:p/>
        </draw:line>
        <draw:line draw:style-name="gr5" draw:text-style-name="P1" draw:layer="layout" svg:x1="20.275cm" svg:y1="9.076cm" svg:x2="19.753cm" svg:y2="8.506cm">
          <text:p/>
        </draw:line>
        <draw:line draw:style-name="gr5" draw:text-style-name="P1" draw:layer="layout" svg:x1="18.251cm" svg:y1="9.076cm" svg:x2="17.729cm" svg:y2="8.506cm">
          <text:p/>
        </draw:line>
        <draw:line draw:style-name="gr5" draw:text-style-name="P1" draw:layer="layout" svg:x1="16.227cm" svg:y1="9.076cm" svg:x2="15.705cm" svg:y2="8.506cm">
          <text:p/>
        </draw:line>
        <draw:line draw:style-name="gr5" draw:text-style-name="P1" draw:layer="layout" svg:x1="14.191cm" svg:y1="9.076cm" svg:x2="13.669cm" svg:y2="8.506cm">
          <text:p/>
        </draw:line>
        <draw:line draw:style-name="gr5" draw:text-style-name="P1" draw:layer="layout" svg:x1="12.163cm" svg:y1="9.076cm" svg:x2="11.641cm" svg:y2="8.506cm">
          <text:p/>
        </draw:line>
        <draw:frame draw:style-name="standard" draw:layer="layout" svg:width="18.247cm" svg:height="1.784cm" svg:x="10.152cm" svg:y="14.0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  <table:table-cell>
                <text:p text:style-name="P2">03</text:p>
              </table:table-cell>
            </table:table-row>
            <table:table-row table:style-name="ro1" table:default-cell-style-name="ce2"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  <table:table-cell>
                <text:p text:style-name="P3">02</text:p>
              </table:table-cell>
            </table:table-row>
            <table:table-row table:style-name="ro1" table:default-cell-style-name="ce2"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  <table:table-cell>
                <text:p text:style-name="P3">01</text:p>
              </table:table-cell>
            </table:table-row>
          </table:table>
          <draw:image xlink:href="Pictures/TablePreview6.svm" xlink:type="simple" xlink:show="embed" xlink:actuate="onLoad"/>
        </draw:frame>
        <draw:rect draw:style-name="gr3" draw:text-style-name="P5" draw:layer="layout" svg:width="18.259cm" svg:height="0.573cm" draw:transform="skewX (-0.860272788307843) rotate (0.0001745329251994) translate (9.464cm 13.51cm)">
          <text:p/>
        </draw:rect>
        <draw:rect draw:style-name="gr3" draw:text-style-name="P1" draw:layer="layout" svg:width="0.89cm" svg:height="1.322cm" draw:transform="skewX (-0.725707902979105) rotate (-0.727802298082684) translate (9.479cm 13.496cm)">
          <text:p/>
        </draw:rect>
        <draw:frame draw:style-name="gr4" draw:text-style-name="P6" draw:layer="layout" svg:width="1.016cm" svg:height="0.645cm" svg:x="8.461cm" svg:y="13.469cm">
          <draw:text-box>
            <text:p text:style-name="P6">06</text:p>
          </draw:text-box>
        </draw:frame>
        <draw:frame draw:style-name="gr6" draw:text-style-name="P6" draw:layer="layout" svg:width="0.704cm" svg:height="0.739cm" svg:x="27.006cm" svg:y="13.425cm">
          <draw:text-box>
            <text:p text:style-name="P6">I</text:p>
          </draw:text-box>
        </draw:frame>
        <draw:frame draw:style-name="gr7" draw:text-style-name="P6" draw:layer="layout" svg:width="0.704cm" svg:height="0.934cm" svg:x="24.929cm" svg:y="13.463cm">
          <draw:text-box>
            <text:p text:style-name="P6">H</text:p>
          </draw:text-box>
        </draw:frame>
        <draw:frame draw:style-name="gr7" draw:text-style-name="P6" draw:layer="layout" svg:width="0.704cm" svg:height="0.934cm" svg:x="22.928cm" svg:y="13.463cm">
          <draw:text-box>
            <text:p text:style-name="P6">G</text:p>
          </draw:text-box>
        </draw:frame>
        <draw:frame draw:style-name="gr7" draw:text-style-name="P6" draw:layer="layout" svg:width="0.703cm" svg:height="0.934cm" svg:x="20.966cm" svg:y="13.524cm">
          <draw:text-box>
            <text:p text:style-name="P6">F</text:p>
          </draw:text-box>
        </draw:frame>
        <draw:frame draw:style-name="gr7" draw:text-style-name="P6" draw:layer="layout" svg:width="0.703cm" svg:height="0.934cm" svg:x="18.898cm" svg:y="13.463cm">
          <draw:text-box>
            <text:p text:style-name="P6">E</text:p>
          </draw:text-box>
        </draw:frame>
        <draw:frame draw:style-name="gr7" draw:text-style-name="P6" draw:layer="layout" svg:width="0.704cm" svg:height="0.934cm" svg:x="16.868cm" svg:y="13.463cm">
          <draw:text-box>
            <text:p text:style-name="P6">D</text:p>
          </draw:text-box>
        </draw:frame>
        <draw:frame draw:style-name="gr7" draw:text-style-name="P6" draw:layer="layout" svg:width="0.703cm" svg:height="0.934cm" svg:x="14.839cm" svg:y="13.463cm">
          <draw:text-box>
            <text:p text:style-name="P6">C</text:p>
          </draw:text-box>
        </draw:frame>
        <draw:frame draw:style-name="gr7" draw:text-style-name="P6" draw:layer="layout" svg:width="0.703cm" svg:height="0.934cm" svg:x="12.838cm" svg:y="13.463cm">
          <draw:text-box>
            <text:p text:style-name="P6">B</text:p>
          </draw:text-box>
        </draw:frame>
        <draw:frame draw:style-name="gr7" draw:text-style-name="P6" draw:layer="layout" svg:width="0.704cm" svg:height="0.934cm" svg:x="10.66cm" svg:y="13.463cm">
          <draw:text-box>
            <text:p text:style-name="P6">A</text:p>
          </draw:text-box>
        </draw:frame>
        <draw:line draw:style-name="gr5" draw:text-style-name="P1" draw:layer="layout" svg:x1="26.372cm" svg:y1="14.067cm" svg:x2="25.85cm" svg:y2="13.521cm">
          <text:p/>
        </draw:line>
        <draw:line draw:style-name="gr5" draw:text-style-name="P1" draw:layer="layout" svg:x1="24.344cm" svg:y1="14.077cm" svg:x2="23.822cm" svg:y2="13.507cm">
          <text:p/>
        </draw:line>
        <draw:line draw:style-name="gr5" draw:text-style-name="P1" draw:layer="layout" svg:x1="22.317cm" svg:y1="14.077cm" svg:x2="21.795cm" svg:y2="13.507cm">
          <text:p/>
        </draw:line>
        <draw:line draw:style-name="gr5" draw:text-style-name="P1" draw:layer="layout" svg:x1="20.281cm" svg:y1="14.077cm" svg:x2="19.759cm" svg:y2="13.507cm">
          <text:p/>
        </draw:line>
        <draw:line draw:style-name="gr5" draw:text-style-name="P1" draw:layer="layout" svg:x1="18.257cm" svg:y1="14.077cm" svg:x2="17.735cm" svg:y2="13.507cm">
          <text:p/>
        </draw:line>
        <draw:line draw:style-name="gr5" draw:text-style-name="P1" draw:layer="layout" svg:x1="16.233cm" svg:y1="14.077cm" svg:x2="15.711cm" svg:y2="13.507cm">
          <text:p/>
        </draw:line>
        <draw:line draw:style-name="gr5" draw:text-style-name="P1" draw:layer="layout" svg:x1="14.197cm" svg:y1="14.077cm" svg:x2="13.675cm" svg:y2="13.507cm">
          <text:p/>
        </draw:line>
        <draw:line draw:style-name="gr5" draw:text-style-name="P1" draw:layer="layout" svg:x1="12.169cm" svg:y1="14.077cm" svg:x2="11.647cm" svg:y2="13.507cm">
          <text:p/>
        </draw:line>
        <draw:frame draw:style-name="gr8" draw:text-style-name="P4" draw:layer="layout" svg:width="3.302cm" svg:height="1.157cm" svg:x="13.239cm" svg:y="12.526cm">
          <draw:text-box>
            <text:p text:style-name="P4"><text:span text:style-name="T2">Salvatore</text:span></text:p>
          </draw:text-box>
        </draw:frame>
        <draw:frame draw:style-name="gr8" draw:text-style-name="P4" draw:layer="layout" svg:width="2.921cm" svg:height="1.157cm" svg:x="18.526cm" svg:y="12.543cm">
          <draw:text-box>
            <text:p text:style-name="P4"><text:span text:style-name="T2">Anaconda</text:span></text:p>
          </draw:text-box>
        </draw:frame>
        <draw:frame draw:style-name="gr8" draw:text-style-name="P4" draw:layer="layout" svg:width="2.206cm" svg:height="1.157cm" svg:x="21.527cm" svg:y="12.544cm">
          <draw:text-box>
            <text:p text:style-name="P4"><text:span text:style-name="T2">Dragao</text:span></text:p>
          </draw:text-box>
        </draw:frame>
        <draw:frame draw:style-name="gr9" draw:text-style-name="P4" draw:layer="layout" svg:width="3.175cm" svg:height="1.809cm" svg:x="24.749cm" svg:y="12.543cm">
          <draw:text-box>
            <text:p text:style-name="P4"><text:span text:style-name="T2">Mahogany</text:span></text:p>
          </draw:text-box>
        </draw:frame>
        <draw:rect draw:style-name="gr1" draw:text-style-name="P1" draw:layer="layout" svg:width="7.239cm" svg:height="0.762cm" svg:x="1.017cm" svg:y="1cm">
          <text:p text:style-name="P1">Prateleiras</text:p>
        </draw:rect>
        <draw:rect draw:style-name="gr1" draw:text-style-name="P1" draw:layer="layout" svg:width="6.205cm" svg:height="0.762cm" svg:x="1.018cm" svg:y="4cm">
          <text:p text:style-name="P1">MESA</text:p>
        </draw:rect>
        <draw:rect draw:style-name="gr1" draw:text-style-name="P1" draw:layer="layout" svg:width="6.205cm" svg:height="0.762cm" svg:x="1.019cm" svg:y="6cm">
          <text:p text:style-name="P1">MESA</text:p>
        </draw:rect>
        <draw:rect draw:style-name="gr1" draw:text-style-name="P1" draw:layer="layout" svg:width="4.298cm" svg:height="0.762cm" svg:x="1.02cm" svg:y="8cm">
          <text:p text:style-name="P1">MESA</text:p>
        </draw:rect>
      </draw:page>
      <draw:page draw:name="page3" draw:style-name="dp1" draw:master-page-name="Default">
        <draw:rect draw:style-name="gr1" draw:text-style-name="P1" draw:layer="layout" svg:width="9.398cm" svg:height="0.889cm" svg:x="19.305cm" svg:y="1.002cm">
          <text:p text:style-name="P1">ENTRADA</text:p>
        </draw:rect>
        <draw:rect draw:style-name="gr1" draw:text-style-name="P1" draw:layer="layout" svg:width="18.542cm" svg:height="0.712cm" svg:x="1cm" svg:y="19.289cm">
          <text:p text:style-name="P1"><text:span text:style-name="T1">Coloração</text:span> </text:p>
        </draw:rect>
        <draw:frame draw:style-name="standard" draw:layer="layout" svg:width="13.378cm" svg:height="1.427cm" svg:x="1.15cm" svg:y="16.3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</table:table-row>
            <table:table-row table:style-name="ro2" table:default-cell-style-name="ce2"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</table:table-row>
            <table:table-row table:style-name="ro2" table:default-cell-style-name="ce2"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0" draw:text-style-name="P9" draw:layer="layout" svg:width="1.703cm" svg:height="0.81cm" svg:x="14.791cm" svg:y="15.714cm">
          <draw:text-box>
            <text:p text:style-name="P9"><text:span text:style-name="T3">L`oreal</text:span></text:p>
          </draw:text-box>
        </draw:frame>
        <draw:rect draw:style-name="gr3" draw:text-style-name="P10" draw:layer="layout" svg:width="13.397cm" svg:height="0.433cm" draw:transform="skewX (0.730594824884689) rotate (0.0006981317007976) translate (1.522cm 15.956cm)">
          <text:p/>
        </draw:rect>
        <draw:rect draw:style-name="gr3" draw:text-style-name="P10" draw:layer="layout" svg:width="0.572cm" svg:height="0.978cm" draw:transform="skewX (0.811927168027609) rotate (0.803898653468436) translate (14.524cm 16.37cm)">
          <text:p/>
        </draw:rect>
        <draw:frame draw:style-name="gr11" draw:text-style-name="P11" draw:layer="layout" svg:width="0.845cm" svg:height="0.526cm" svg:x="14.57cm" svg:y="16.403cm">
          <draw:text-box>
            <text:p text:style-name="P11">01</text:p>
          </draw:text-box>
        </draw:frame>
        <draw:line draw:style-name="gr5" draw:text-style-name="P10" draw:layer="layout" svg:x1="2.638cm" svg:y1="16.38cm" svg:x2="3.021cm" svg:y2="15.958cm">
          <text:p/>
        </draw:line>
        <draw:frame draw:style-name="gr12" draw:text-style-name="P11" draw:layer="layout" svg:width="0.516cm" svg:height="0.571cm" svg:x="13.446cm" svg:y="15.88cm">
          <draw:text-box>
            <text:p text:style-name="P11">A</text:p>
          </draw:text-box>
        </draw:frame>
        <draw:frame draw:style-name="gr13" draw:text-style-name="P11" draw:layer="layout" svg:width="0.807cm" svg:height="0.722cm" svg:x="11.969cm" svg:y="15.909cm">
          <draw:text-box>
            <text:p text:style-name="P11">B</text:p>
          </draw:text-box>
        </draw:frame>
        <draw:frame draw:style-name="gr13" draw:text-style-name="P11" draw:layer="layout" svg:width="0.516cm" svg:height="0.722cm" svg:x="10.494cm" svg:y="15.909cm">
          <draw:text-box>
            <text:p text:style-name="P11">C</text:p>
          </draw:text-box>
        </draw:frame>
        <draw:frame draw:style-name="gr13" draw:text-style-name="P11" draw:layer="layout" svg:width="0.515cm" svg:height="0.722cm" svg:x="9.043cm" svg:y="15.909cm">
          <draw:text-box>
            <text:p text:style-name="P11">D</text:p>
          </draw:text-box>
        </draw:frame>
        <draw:frame draw:style-name="gr13" draw:text-style-name="P11" draw:layer="layout" svg:width="0.515cm" svg:height="0.722cm" svg:x="7.54cm" svg:y="15.909cm">
          <draw:text-box>
            <text:p text:style-name="P11">E</text:p>
          </draw:text-box>
        </draw:frame>
        <draw:frame draw:style-name="gr13" draw:text-style-name="P11" draw:layer="layout" svg:width="0.516cm" svg:height="0.722cm" svg:x="6.059cm" svg:y="15.909cm">
          <draw:text-box>
            <text:p text:style-name="P11">F</text:p>
          </draw:text-box>
        </draw:frame>
        <draw:frame draw:style-name="gr13" draw:text-style-name="P11" draw:layer="layout" svg:width="0.515cm" svg:height="0.722cm" svg:x="4.552cm" svg:y="15.909cm">
          <draw:text-box>
            <text:p text:style-name="P11">G</text:p>
          </draw:text-box>
        </draw:frame>
        <draw:frame draw:style-name="gr13" draw:text-style-name="P11" draw:layer="layout" svg:width="0.516cm" svg:height="0.722cm" svg:x="3.077cm" svg:y="15.909cm">
          <draw:text-box>
            <text:p text:style-name="P11">H</text:p>
          </draw:text-box>
        </draw:frame>
        <draw:frame draw:style-name="gr13" draw:text-style-name="P11" draw:layer="layout" svg:width="0.516cm" svg:height="0.722cm" svg:x="1.708cm" svg:y="15.909cm">
          <draw:text-box>
            <text:p text:style-name="P11">I</text:p>
          </draw:text-box>
        </draw:frame>
        <draw:line draw:style-name="gr5" draw:text-style-name="P10" draw:layer="layout" svg:x1="4.126cm" svg:y1="16.38cm" svg:x2="4.509cm" svg:y2="15.958cm">
          <text:p/>
        </draw:line>
        <draw:line draw:style-name="gr5" draw:text-style-name="P10" draw:layer="layout" svg:x1="5.604cm" svg:y1="16.381cm" svg:x2="5.987cm" svg:y2="15.959cm">
          <text:p/>
        </draw:line>
        <draw:line draw:style-name="gr5" draw:text-style-name="P10" draw:layer="layout" svg:x1="7.096cm" svg:y1="16.381cm" svg:x2="7.479cm" svg:y2="15.959cm">
          <text:p/>
        </draw:line>
        <draw:line draw:style-name="gr5" draw:text-style-name="P10" draw:layer="layout" svg:x1="8.573cm" svg:y1="16.382cm" svg:x2="8.956cm" svg:y2="15.96cm">
          <text:p/>
        </draw:line>
        <draw:line draw:style-name="gr5" draw:text-style-name="P10" draw:layer="layout" svg:x1="10.066cm" svg:y1="16.383cm" svg:x2="10.449cm" svg:y2="15.961cm">
          <text:p/>
        </draw:line>
        <draw:line draw:style-name="gr5" draw:text-style-name="P10" draw:layer="layout" svg:x1="11.548cm" svg:y1="16.383cm" svg:x2="11.931cm" svg:y2="15.961cm">
          <text:p/>
        </draw:line>
        <draw:line draw:style-name="gr5" draw:text-style-name="P10" draw:layer="layout" svg:x1="13.035cm" svg:y1="16.384cm" svg:x2="13.418cm" svg:y2="15.962cm">
          <text:p/>
        </draw:line>
        <draw:frame draw:style-name="standard" draw:layer="layout" svg:width="13.201cm" svg:height="1.427cm" svg:x="1.034cm" svg:y="11.1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</table:table-row>
            <table:table-row table:style-name="ro2" table:default-cell-style-name="ce2"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</table:table-row>
            <table:table-row table:style-name="ro2" table:default-cell-style-name="ce2"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4" draw:text-style-name="P9" draw:layer="layout" svg:width="1.982cm" svg:height="0.81cm" svg:x="14.44cm" svg:y="10.433cm">
          <draw:text-box>
            <text:p text:style-name="P9"><text:span text:style-name="T3">Alfaparf</text:span></text:p>
          </draw:text-box>
        </draw:frame>
        <draw:rect draw:style-name="gr3" draw:text-style-name="P10" draw:layer="layout" svg:width="13.22cm" svg:height="0.428cm" draw:transform="skewX (0.729896693183891) rotate (0.0006981317007976) translate (1.401cm 10.695cm)">
          <text:p/>
        </draw:rect>
        <draw:rect draw:style-name="gr3" draw:text-style-name="P10" draw:layer="layout" svg:width="0.565cm" svg:height="0.925cm" draw:transform="skewX (0.81175263510241) rotate (0.804247719318835) translate (14.231cm 11.104cm)">
          <text:p/>
        </draw:rect>
        <draw:frame draw:style-name="gr15" draw:text-style-name="P11" draw:layer="layout" svg:width="0.896cm" svg:height="0.526cm" svg:x="14.328cm" svg:y="11.134cm">
          <draw:text-box>
            <text:p text:style-name="P11">03</text:p>
          </draw:text-box>
        </draw:frame>
        <draw:line draw:style-name="gr5" draw:text-style-name="P10" draw:layer="layout" svg:x1="2.502cm" svg:y1="11.114cm" svg:x2="2.88cm" svg:y2="10.697cm">
          <text:p/>
        </draw:line>
        <draw:frame draw:style-name="gr16" draw:text-style-name="P11" draw:layer="layout" svg:width="0.51cm" svg:height="0.565cm" svg:x="13.135cm" svg:y="10.62cm">
          <draw:text-box>
            <text:p text:style-name="P11">A</text:p>
          </draw:text-box>
        </draw:frame>
        <draw:frame draw:style-name="gr17" draw:text-style-name="P11" draw:layer="layout" svg:width="0.509cm" svg:height="0.714cm" svg:x="11.778cm" svg:y="10.649cm">
          <draw:text-box>
            <text:p text:style-name="P11">B</text:p>
          </draw:text-box>
        </draw:frame>
        <draw:frame draw:style-name="gr17" draw:text-style-name="P11" draw:layer="layout" svg:width="0.509cm" svg:height="0.714cm" svg:x="10.276cm" svg:y="10.649cm">
          <draw:text-box>
            <text:p text:style-name="P11">C</text:p>
          </draw:text-box>
        </draw:frame>
        <draw:frame draw:style-name="gr17" draw:text-style-name="P11" draw:layer="layout" svg:width="0.509cm" svg:height="0.714cm" svg:x="8.79cm" svg:y="10.649cm">
          <draw:text-box>
            <text:p text:style-name="P11">D</text:p>
          </draw:text-box>
        </draw:frame>
        <draw:frame draw:style-name="gr17" draw:text-style-name="P11" draw:layer="layout" svg:width="0.508cm" svg:height="0.714cm" svg:x="7.36cm" svg:y="10.649cm">
          <draw:text-box>
            <text:p text:style-name="P11">E</text:p>
          </draw:text-box>
        </draw:frame>
        <draw:frame draw:style-name="gr17" draw:text-style-name="P11" draw:layer="layout" svg:width="0.509cm" svg:height="0.714cm" svg:x="5.819cm" svg:y="10.649cm">
          <draw:text-box>
            <text:p text:style-name="P11">F</text:p>
          </draw:text-box>
        </draw:frame>
        <draw:frame draw:style-name="gr17" draw:text-style-name="P11" draw:layer="layout" svg:width="0.509cm" svg:height="0.714cm" svg:x="4.278cm" svg:y="10.649cm">
          <draw:text-box>
            <text:p text:style-name="P11">G</text:p>
          </draw:text-box>
        </draw:frame>
        <draw:frame draw:style-name="gr17" draw:text-style-name="P11" draw:layer="layout" svg:width="0.509cm" svg:height="0.714cm" svg:x="2.903cm" svg:y="10.649cm">
          <draw:text-box>
            <text:p text:style-name="P11">H</text:p>
          </draw:text-box>
        </draw:frame>
        <draw:frame draw:style-name="gr17" draw:text-style-name="P11" draw:layer="layout" svg:width="0.509cm" svg:height="0.714cm" svg:x="1.472cm" svg:y="10.649cm">
          <draw:text-box>
            <text:p text:style-name="P11">I</text:p>
          </draw:text-box>
        </draw:frame>
        <draw:line draw:style-name="gr5" draw:text-style-name="P10" draw:layer="layout" svg:x1="3.971cm" svg:y1="11.114cm" svg:x2="4.349cm" svg:y2="10.697cm">
          <text:p/>
        </draw:line>
        <draw:line draw:style-name="gr5" draw:text-style-name="P10" draw:layer="layout" svg:x1="5.429cm" svg:y1="11.115cm" svg:x2="5.807cm" svg:y2="10.698cm">
          <text:p/>
        </draw:line>
        <draw:line draw:style-name="gr5" draw:text-style-name="P10" draw:layer="layout" svg:x1="6.901cm" svg:y1="11.115cm" svg:x2="7.279cm" svg:y2="10.698cm">
          <text:p/>
        </draw:line>
        <draw:line draw:style-name="gr5" draw:text-style-name="P10" draw:layer="layout" svg:x1="8.359cm" svg:y1="11.116cm" svg:x2="8.737cm" svg:y2="10.699cm">
          <text:p/>
        </draw:line>
        <draw:line draw:style-name="gr5" draw:text-style-name="P10" draw:layer="layout" svg:x1="9.832cm" svg:y1="11.117cm" svg:x2="10.21cm" svg:y2="10.7cm">
          <text:p/>
        </draw:line>
        <draw:line draw:style-name="gr5" draw:text-style-name="P10" draw:layer="layout" svg:x1="11.294cm" svg:y1="11.117cm" svg:x2="11.672cm" svg:y2="10.7cm">
          <text:p/>
        </draw:line>
        <draw:line draw:style-name="gr5" draw:text-style-name="P10" draw:layer="layout" svg:x1="12.762cm" svg:y1="11.118cm" svg:x2="13.14cm" svg:y2="10.701cm">
          <text:p/>
        </draw:line>
        <draw:frame draw:style-name="standard" draw:layer="layout" svg:width="14.398cm" svg:height="1.427cm" svg:x="1.012cm" svg:y="5.71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</table:table-row>
            <table:table-row table:style-name="ro2" table:default-cell-style-name="ce2"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</table:table-row>
            <table:table-row table:style-name="ro2" table:default-cell-style-name="ce2"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8" draw:text-style-name="P9" draw:layer="layout" svg:width="1.778cm" svg:height="0.81cm" svg:x="15.629cm" svg:y="5.091cm">
          <draw:text-box>
            <text:p text:style-name="P9"><text:span text:style-name="T3">Redken</text:span></text:p>
          </draw:text-box>
        </draw:frame>
        <draw:rect draw:style-name="gr3" draw:text-style-name="P10" draw:layer="layout" svg:width="14.419cm" svg:height="0.472cm" draw:transform="skewX (0.723613507876712) rotate (0.0006981317007976) translate (1.435cm 5.241cm)">
          <text:p/>
        </draw:rect>
        <draw:rect draw:style-name="gr3" draw:text-style-name="P10" draw:layer="layout" svg:width="0.619cm" svg:height="0.987cm" draw:transform="skewX (0.816988622858391) rotate (0.809309174149618) translate (15.414cm 5.692cm)">
          <text:p/>
        </draw:rect>
        <draw:frame draw:style-name="gr19" draw:text-style-name="P11" draw:layer="layout" svg:width="0.784cm" svg:height="0.526cm" svg:x="15.456cm" svg:y="5.729cm">
          <draw:text-box>
            <text:p text:style-name="P11">05</text:p>
          </draw:text-box>
        </draw:frame>
        <draw:line draw:style-name="gr5" draw:text-style-name="P10" draw:layer="layout" svg:x1="2.637cm" svg:y1="5.703cm" svg:x2="3.049cm" svg:y2="5.243cm">
          <text:p/>
        </draw:line>
        <draw:frame draw:style-name="gr20" draw:text-style-name="P11" draw:layer="layout" svg:width="0.555cm" svg:height="0.622cm" svg:x="14.414cm" svg:y="5.159cm">
          <draw:text-box>
            <text:p text:style-name="P11">A</text:p>
          </draw:text-box>
        </draw:frame>
        <draw:frame draw:style-name="gr21" draw:text-style-name="P11" draw:layer="layout" svg:width="0.555cm" svg:height="0.786cm" svg:x="12.854cm" svg:y="5.191cm">
          <draw:text-box>
            <text:p text:style-name="P11">B</text:p>
          </draw:text-box>
        </draw:frame>
        <draw:frame draw:style-name="gr21" draw:text-style-name="P11" draw:layer="layout" svg:width="0.555cm" svg:height="0.786cm" svg:x="11.354cm" svg:y="5.191cm">
          <draw:text-box>
            <text:p text:style-name="P11">C</text:p>
          </draw:text-box>
        </draw:frame>
        <draw:frame draw:style-name="gr21" draw:text-style-name="P11" draw:layer="layout" svg:width="0.554cm" svg:height="0.786cm" svg:x="9.734cm" svg:y="5.191cm">
          <draw:text-box>
            <text:p text:style-name="P11">D</text:p>
          </draw:text-box>
        </draw:frame>
        <draw:frame draw:style-name="gr21" draw:text-style-name="P11" draw:layer="layout" svg:width="0.554cm" svg:height="0.786cm" svg:x="8.174cm" svg:y="5.191cm">
          <draw:text-box>
            <text:p text:style-name="P11">E</text:p>
          </draw:text-box>
        </draw:frame>
        <draw:frame draw:style-name="gr21" draw:text-style-name="P11" draw:layer="layout" svg:width="0.555cm" svg:height="0.786cm" svg:x="6.493cm" svg:y="5.191cm">
          <draw:text-box>
            <text:p text:style-name="P11">F</text:p>
          </draw:text-box>
        </draw:frame>
        <draw:frame draw:style-name="gr21" draw:text-style-name="P11" draw:layer="layout" svg:width="0.555cm" svg:height="0.786cm" svg:x="4.813cm" svg:y="5.191cm">
          <draw:text-box>
            <text:p text:style-name="P11">G</text:p>
          </draw:text-box>
        </draw:frame>
        <draw:frame draw:style-name="gr21" draw:text-style-name="P11" draw:layer="layout" svg:width="0.554cm" svg:height="0.786cm" svg:x="3.313cm" svg:y="5.191cm">
          <draw:text-box>
            <text:p text:style-name="P11">H</text:p>
          </draw:text-box>
        </draw:frame>
        <draw:frame draw:style-name="gr21" draw:text-style-name="P11" draw:layer="layout" svg:width="0.555cm" svg:height="0.786cm" svg:x="1.752cm" svg:y="5.191cm">
          <draw:text-box>
            <text:p text:style-name="P11">I</text:p>
          </draw:text-box>
        </draw:frame>
        <draw:line draw:style-name="gr5" draw:text-style-name="P10" draw:layer="layout" svg:x1="4.239cm" svg:y1="5.704cm" svg:x2="4.651cm" svg:y2="5.244cm">
          <text:p/>
        </draw:line>
        <draw:line draw:style-name="gr5" draw:text-style-name="P10" draw:layer="layout" svg:x1="5.828cm" svg:y1="5.705cm" svg:x2="6.24cm" svg:y2="5.245cm">
          <text:p/>
        </draw:line>
        <draw:line draw:style-name="gr5" draw:text-style-name="P10" draw:layer="layout" svg:x1="7.435cm" svg:y1="5.705cm" svg:x2="7.847cm" svg:y2="5.245cm">
          <text:p/>
        </draw:line>
        <draw:line draw:style-name="gr5" draw:text-style-name="P10" draw:layer="layout" svg:x1="9.025cm" svg:y1="5.706cm" svg:x2="9.437cm" svg:y2="5.246cm">
          <text:p/>
        </draw:line>
        <draw:line draw:style-name="gr5" draw:text-style-name="P10" draw:layer="layout" svg:x1="10.632cm" svg:y1="5.707cm" svg:x2="11.044cm" svg:y2="5.247cm">
          <text:p/>
        </draw:line>
        <draw:line draw:style-name="gr5" draw:text-style-name="P10" draw:layer="layout" svg:x1="12.226cm" svg:y1="5.707cm" svg:x2="12.638cm" svg:y2="5.247cm">
          <text:p/>
        </draw:line>
        <draw:line draw:style-name="gr5" draw:text-style-name="P10" draw:layer="layout" svg:x1="13.826cm" svg:y1="5.708cm" svg:x2="14.238cm" svg:y2="5.248cm">
          <text:p/>
        </draw:line>
        <draw:rect draw:style-name="gr1" draw:text-style-name="P1" draw:layer="layout" svg:width="6.205cm" svg:height="0.762cm" svg:x="22.489cm" svg:y="15.001cm">
          <text:p text:style-name="P1">MESA</text:p>
        </draw:rect>
        <draw:rect draw:style-name="gr1" draw:text-style-name="P1" draw:layer="layout" svg:width="6.205cm" svg:height="0.762cm" svg:x="22.49cm" svg:y="17.001cm">
          <text:p text:style-name="P1">MESA</text:p>
        </draw:rect>
        <draw:rect draw:style-name="gr1" draw:text-style-name="P1" draw:layer="layout" svg:width="4.298cm" svg:height="0.762cm" svg:x="24.406cm" svg:y="13.066cm">
          <text:p text:style-name="P1">MESA</text:p>
        </draw:rect>
        <draw:rect draw:style-name="gr1" draw:text-style-name="P1" draw:layer="layout" svg:width="7.239cm" svg:height="0.762cm" svg:x="21.46cm" svg:y="19.249cm">
          <text:p text:style-name="P1">Prateleiras</text:p>
        </draw:rect>
        <draw:frame draw:style-name="gr22" draw:text-style-name="P9" draw:layer="layout" svg:width="1.958cm" svg:height="0.81cm" svg:x="14.79cm" svg:y="13.562cm">
          <draw:text-box>
            <text:p text:style-name="P9"><text:span text:style-name="T3">L`oreal</text:span></text:p>
          </draw:text-box>
        </draw:frame>
        <draw:frame draw:style-name="standard" draw:layer="layout" svg:width="13.33cm" svg:height="1.427cm" svg:x="1.599cm" svg:y="14.096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2" table:default-cell-style-name="ce3"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</table:table-row>
            <table:table-row table:style-name="ro2" table:default-cell-style-name="ce4"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</table:table-row>
            <table:table-row table:style-name="ro2" table:default-cell-style-name="ce4"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</table:table-row>
          </table:table>
          <draw:image xlink:href="Pictures/TablePreview10.svm" xlink:type="simple" xlink:show="embed" xlink:actuate="onLoad"/>
        </draw:frame>
        <draw:rect draw:style-name="gr3" draw:text-style-name="P10" draw:layer="layout" svg:width="13.34cm" svg:height="0.449cm" draw:transform="skewX (-0.825889802043561) rotate (0.0001745329251994) translate (1.096cm 13.668cm)">
          <text:p/>
        </draw:rect>
        <draw:rect draw:style-name="gr3" draw:text-style-name="P10" draw:layer="layout" svg:width="0.672cm" svg:height="1.004cm" draw:transform="skewX (-0.759916356318187) rotate (-0.762185284346966) translate (1.107cm 13.657cm)">
          <text:p/>
        </draw:rect>
        <draw:frame draw:style-name="gr23" draw:text-style-name="P11" draw:layer="layout" svg:width="0.875cm" svg:height="0.526cm" svg:x="14.984cm" svg:y="14.101cm">
          <draw:text-box>
            <text:p text:style-name="P11">02</text:p>
          </draw:text-box>
        </draw:frame>
        <draw:frame draw:style-name="gr24" draw:text-style-name="P11" draw:layer="layout" svg:width="0.514cm" svg:height="0.579cm" svg:x="13.913cm" svg:y="13.601cm">
          <draw:text-box>
            <text:p text:style-name="P11">I</text:p>
          </draw:text-box>
        </draw:frame>
        <draw:frame draw:style-name="gr25" draw:text-style-name="P11" draw:layer="layout" svg:width="0.514cm" svg:height="0.732cm" svg:x="12.395cm" svg:y="13.631cm">
          <draw:text-box>
            <text:p text:style-name="P11">H</text:p>
          </draw:text-box>
        </draw:frame>
        <draw:frame draw:style-name="gr25" draw:text-style-name="P11" draw:layer="layout" svg:width="0.514cm" svg:height="0.732cm" svg:x="10.825cm" svg:y="13.631cm">
          <draw:text-box>
            <text:p text:style-name="P11">G</text:p>
          </draw:text-box>
        </draw:frame>
        <draw:frame draw:style-name="gr25" draw:text-style-name="P11" draw:layer="layout" svg:width="0.513cm" svg:height="0.732cm" svg:x="9.354cm" svg:y="13.625cm">
          <draw:text-box>
            <text:p text:style-name="P11">F</text:p>
          </draw:text-box>
        </draw:frame>
        <draw:frame draw:style-name="gr25" draw:text-style-name="P11" draw:layer="layout" svg:width="0.513cm" svg:height="0.732cm" svg:x="7.854cm" svg:y="13.631cm">
          <draw:text-box>
            <text:p text:style-name="P11">E</text:p>
          </draw:text-box>
        </draw:frame>
        <draw:frame draw:style-name="gr25" draw:text-style-name="P11" draw:layer="layout" svg:width="0.514cm" svg:height="0.732cm" svg:x="6.398cm" svg:y="13.631cm">
          <draw:text-box>
            <text:p text:style-name="P11">D</text:p>
          </draw:text-box>
        </draw:frame>
        <draw:frame draw:style-name="gr25" draw:text-style-name="P11" draw:layer="layout" svg:width="0.514cm" svg:height="0.732cm" svg:x="4.888cm" svg:y="13.631cm">
          <draw:text-box>
            <text:p text:style-name="P11">C</text:p>
          </draw:text-box>
        </draw:frame>
        <draw:frame draw:style-name="gr25" draw:text-style-name="P11" draw:layer="layout" svg:width="0.514cm" svg:height="0.732cm" svg:x="3.426cm" svg:y="13.631cm">
          <draw:text-box>
            <text:p text:style-name="P11">B</text:p>
          </draw:text-box>
        </draw:frame>
        <draw:frame draw:style-name="gr25" draw:text-style-name="P11" draw:layer="layout" svg:width="0.514cm" svg:height="0.732cm" svg:x="1.97cm" svg:y="13.631cm">
          <draw:text-box>
            <text:p text:style-name="P11">A</text:p>
          </draw:text-box>
        </draw:frame>
        <draw:line draw:style-name="gr5" draw:text-style-name="P10" draw:layer="layout" svg:x1="13.449cm" svg:y1="14.104cm" svg:x2="13.068cm" svg:y2="13.676cm">
          <text:p/>
        </draw:line>
        <draw:line draw:style-name="gr5" draw:text-style-name="P10" draw:layer="layout" svg:x1="11.967cm" svg:y1="14.112cm" svg:x2="11.586cm" svg:y2="13.665cm">
          <text:p/>
        </draw:line>
        <draw:line draw:style-name="gr5" draw:text-style-name="P10" draw:layer="layout" svg:x1="10.486cm" svg:y1="14.112cm" svg:x2="10.105cm" svg:y2="13.665cm">
          <text:p/>
        </draw:line>
        <draw:line draw:style-name="gr5" draw:text-style-name="P10" draw:layer="layout" svg:x1="8.999cm" svg:y1="14.112cm" svg:x2="8.618cm" svg:y2="13.665cm">
          <text:p/>
        </draw:line>
        <draw:line draw:style-name="gr5" draw:text-style-name="P10" draw:layer="layout" svg:x1="7.52cm" svg:y1="14.112cm" svg:x2="7.139cm" svg:y2="13.665cm">
          <text:p/>
        </draw:line>
        <draw:line draw:style-name="gr5" draw:text-style-name="P10" draw:layer="layout" svg:x1="6.041cm" svg:y1="14.112cm" svg:x2="5.66cm" svg:y2="13.665cm">
          <text:p/>
        </draw:line>
        <draw:line draw:style-name="gr5" draw:text-style-name="P10" draw:layer="layout" svg:x1="4.554cm" svg:y1="14.112cm" svg:x2="4.173cm" svg:y2="13.665cm">
          <text:p/>
        </draw:line>
        <draw:line draw:style-name="gr5" draw:text-style-name="P10" draw:layer="layout" svg:x1="3.072cm" svg:y1="14.112cm" svg:x2="2.691cm" svg:y2="13.665cm">
          <text:p/>
        </draw:line>
        <draw:frame draw:style-name="gr26" draw:text-style-name="P9" draw:layer="layout" svg:width="2.278cm" svg:height="0.81cm" svg:x="14.551cm" svg:y="8.251cm">
          <draw:text-box>
            <text:p text:style-name="P9"><text:span text:style-name="T3">Salvatore</text:span></text:p>
          </draw:text-box>
        </draw:frame>
        <draw:frame draw:style-name="standard" draw:layer="layout" svg:width="13.222cm" svg:height="1.427cm" svg:x="1.578cm" svg:y="8.83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2" table:default-cell-style-name="ce1"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</table:table-row>
            <table:table-row table:style-name="ro2" table:default-cell-style-name="ce2"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</table:table-row>
            <table:table-row table:style-name="ro2" table:default-cell-style-name="ce2"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</table:table-row>
          </table:table>
          <draw:image xlink:href="Pictures/TablePreview11.svm" xlink:type="simple" xlink:show="embed" xlink:actuate="onLoad"/>
        </draw:frame>
        <draw:rect draw:style-name="gr3" draw:text-style-name="P10" draw:layer="layout" svg:width="13.232cm" svg:height="0.429cm" draw:transform="skewX (-0.844564825039896) rotate (0.0001745329251994) translate (1.06cm 8.425cm)">
          <text:p/>
        </draw:rect>
        <draw:rect draw:style-name="gr3" draw:text-style-name="P10" draw:layer="layout" svg:width="0.655cm" svg:height="1.019cm" draw:transform="skewX (-0.742113997947849) rotate (-0.744382925976627) translate (1.071cm 8.414cm)">
          <text:p/>
        </draw:rect>
        <draw:frame draw:style-name="gr27" draw:text-style-name="P11" draw:layer="layout" svg:width="0.832cm" svg:height="0.526cm" svg:x="14.854cm" svg:y="8.858cm">
          <draw:text-box>
            <text:p text:style-name="P11">04</text:p>
          </draw:text-box>
        </draw:frame>
        <draw:frame draw:style-name="gr28" draw:text-style-name="P11" draw:layer="layout" svg:width="0.51cm" svg:height="0.554cm" svg:x="13.772cm" svg:y="8.361cm">
          <draw:text-box>
            <text:p text:style-name="P11">I</text:p>
          </draw:text-box>
        </draw:frame>
        <draw:frame draw:style-name="gr29" draw:text-style-name="P11" draw:layer="layout" svg:width="0.51cm" svg:height="0.701cm" svg:x="12.267cm" svg:y="8.389cm">
          <draw:text-box>
            <text:p text:style-name="P11">H</text:p>
          </draw:text-box>
        </draw:frame>
        <draw:frame draw:style-name="gr29" draw:text-style-name="P11" draw:layer="layout" svg:width="0.51cm" svg:height="0.701cm" svg:x="10.817cm" svg:y="8.389cm">
          <draw:text-box>
            <text:p text:style-name="P11">G</text:p>
          </draw:text-box>
        </draw:frame>
        <draw:frame draw:style-name="gr29" draw:text-style-name="P11" draw:layer="layout" svg:width="0.51cm" svg:height="0.701cm" svg:x="9.395cm" svg:y="8.435cm">
          <draw:text-box>
            <text:p text:style-name="P11">F</text:p>
          </draw:text-box>
        </draw:frame>
        <draw:frame draw:style-name="gr29" draw:text-style-name="P11" draw:layer="layout" svg:width="0.509cm" svg:height="0.701cm" svg:x="7.897cm" svg:y="8.389cm">
          <draw:text-box>
            <text:p text:style-name="P11">E</text:p>
          </draw:text-box>
        </draw:frame>
        <draw:frame draw:style-name="gr29" draw:text-style-name="P11" draw:layer="layout" svg:width="0.51cm" svg:height="0.701cm" svg:x="6.426cm" svg:y="8.389cm">
          <draw:text-box>
            <text:p text:style-name="P11">D</text:p>
          </draw:text-box>
        </draw:frame>
        <draw:frame draw:style-name="gr29" draw:text-style-name="P11" draw:layer="layout" svg:width="0.51cm" svg:height="0.701cm" svg:x="4.955cm" svg:y="8.389cm">
          <draw:text-box>
            <text:p text:style-name="P11">C</text:p>
          </draw:text-box>
        </draw:frame>
        <draw:frame draw:style-name="gr29" draw:text-style-name="P11" draw:layer="layout" svg:width="0.51cm" svg:height="0.701cm" svg:x="3.505cm" svg:y="8.389cm">
          <draw:text-box>
            <text:p text:style-name="P11">B</text:p>
          </draw:text-box>
        </draw:frame>
        <draw:frame draw:style-name="gr29" draw:text-style-name="P11" draw:layer="layout" svg:width="0.51cm" svg:height="0.701cm" svg:x="1.927cm" svg:y="8.389cm">
          <draw:text-box>
            <text:p text:style-name="P11">A</text:p>
          </draw:text-box>
        </draw:frame>
        <draw:line draw:style-name="gr5" draw:text-style-name="P10" draw:layer="layout" svg:x1="13.313cm" svg:y1="8.843cm" svg:x2="12.935cm" svg:y2="8.433cm">
          <text:p/>
        </draw:line>
        <draw:line draw:style-name="gr5" draw:text-style-name="P10" draw:layer="layout" svg:x1="11.843cm" svg:y1="8.849cm" svg:x2="11.465cm" svg:y2="8.422cm">
          <text:p/>
        </draw:line>
        <draw:line draw:style-name="gr5" draw:text-style-name="P10" draw:layer="layout" svg:x1="10.374cm" svg:y1="8.849cm" svg:x2="9.996cm" svg:y2="8.422cm">
          <text:p/>
        </draw:line>
        <draw:line draw:style-name="gr5" draw:text-style-name="P10" draw:layer="layout" svg:x1="8.899cm" svg:y1="8.849cm" svg:x2="8.521cm" svg:y2="8.422cm">
          <text:p/>
        </draw:line>
        <draw:line draw:style-name="gr5" draw:text-style-name="P10" draw:layer="layout" svg:x1="7.432cm" svg:y1="8.849cm" svg:x2="7.054cm" svg:y2="8.422cm">
          <text:p/>
        </draw:line>
        <draw:line draw:style-name="gr5" draw:text-style-name="P10" draw:layer="layout" svg:x1="5.965cm" svg:y1="8.849cm" svg:x2="5.587cm" svg:y2="8.422cm">
          <text:p/>
        </draw:line>
        <draw:line draw:style-name="gr5" draw:text-style-name="P10" draw:layer="layout" svg:x1="4.49cm" svg:y1="8.849cm" svg:x2="4.112cm" svg:y2="8.422cm">
          <text:p/>
        </draw:line>
        <draw:line draw:style-name="gr5" draw:text-style-name="P10" draw:layer="layout" svg:x1="3.02cm" svg:y1="8.849cm" svg:x2="2.642cm" svg:y2="8.422cm">
          <text:p/>
        </draw:line>
        <draw:frame draw:style-name="standard" draw:layer="layout" svg:width="13.946cm" svg:height="1.427cm" svg:x="1.578cm" svg:y="3.372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2" table:default-cell-style-name="ce1"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  <table:table-cell>
                <text:p text:style-name="P7">03</text:p>
              </table:table-cell>
            </table:table-row>
            <table:table-row table:style-name="ro2" table:default-cell-style-name="ce2"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  <table:table-cell>
                <text:p text:style-name="P8">02</text:p>
              </table:table-cell>
            </table:table-row>
            <table:table-row table:style-name="ro2" table:default-cell-style-name="ce2"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  <table:table-cell>
                <text:p text:style-name="P8">01</text:p>
              </table:table-cell>
            </table:table-row>
          </table:table>
          <draw:image xlink:href="Pictures/TablePreview12.svm" xlink:type="simple" xlink:show="embed" xlink:actuate="onLoad"/>
        </draw:frame>
        <draw:rect draw:style-name="gr3" draw:text-style-name="P10" draw:layer="layout" svg:width="13.956cm" svg:height="0.352cm" draw:transform="skewX (-0.96569067512828) rotate (0.0001745329251994) translate (1.052cm 3.037cm)">
          <text:p/>
        </draw:rect>
        <draw:rect draw:style-name="gr3" draw:text-style-name="P10" draw:layer="layout" svg:width="0.624cm" svg:height="1.147cm" draw:transform="skewX (-0.617672022280677) rotate (-0.620464549085054) translate (1.063cm 3.029cm)">
          <text:p/>
        </draw:rect>
        <draw:frame draw:style-name="gr30" draw:text-style-name="P11" draw:layer="layout" svg:width="0.777cm" svg:height="0.526cm" svg:x="15.57cm" svg:y="3.343cm">
          <draw:text-box>
            <text:p text:style-name="P11">06</text:p>
          </draw:text-box>
        </draw:frame>
        <draw:frame draw:style-name="gr31" draw:text-style-name="P11" draw:layer="layout" svg:width="0.538cm" svg:height="0.526cm" svg:x="14.36cm" svg:y="2.904cm">
          <draw:text-box>
            <text:p text:style-name="P11">I</text:p>
          </draw:text-box>
        </draw:frame>
        <draw:frame draw:style-name="gr32" draw:text-style-name="P11" draw:layer="layout" svg:width="0.538cm" svg:height="0.573cm" svg:x="12.773cm" svg:y="2.927cm">
          <draw:text-box>
            <text:p text:style-name="P11">H</text:p>
          </draw:text-box>
        </draw:frame>
        <draw:frame draw:style-name="gr32" draw:text-style-name="P11" draw:layer="layout" svg:width="0.538cm" svg:height="0.573cm" svg:x="11.243cm" svg:y="2.927cm">
          <draw:text-box>
            <text:p text:style-name="P11">G</text:p>
          </draw:text-box>
        </draw:frame>
        <draw:frame draw:style-name="gr32" draw:text-style-name="P11" draw:layer="layout" svg:width="0.538cm" svg:height="0.573cm" svg:x="9.743cm" svg:y="2.965cm">
          <draw:text-box>
            <text:p text:style-name="P11">F</text:p>
          </draw:text-box>
        </draw:frame>
        <draw:frame draw:style-name="gr32" draw:text-style-name="P11" draw:layer="layout" svg:width="0.537cm" svg:height="0.573cm" svg:x="8.163cm" svg:y="2.927cm">
          <draw:text-box>
            <text:p text:style-name="P11">E</text:p>
          </draw:text-box>
        </draw:frame>
        <draw:frame draw:style-name="gr32" draw:text-style-name="P11" draw:layer="layout" svg:width="0.538cm" svg:height="0.573cm" svg:x="6.611cm" svg:y="2.927cm">
          <draw:text-box>
            <text:p text:style-name="P11">D</text:p>
          </draw:text-box>
        </draw:frame>
        <draw:frame draw:style-name="gr32" draw:text-style-name="P11" draw:layer="layout" svg:width="0.538cm" svg:height="0.573cm" svg:x="5.06cm" svg:y="2.927cm">
          <draw:text-box>
            <text:p text:style-name="P11">C</text:p>
          </draw:text-box>
        </draw:frame>
        <draw:frame draw:style-name="gr32" draw:text-style-name="P11" draw:layer="layout" svg:width="0.537cm" svg:height="0.573cm" svg:x="3.531cm" svg:y="2.927cm">
          <draw:text-box>
            <text:p text:style-name="P11">B</text:p>
          </draw:text-box>
        </draw:frame>
        <draw:frame draw:style-name="gr32" draw:text-style-name="P11" draw:layer="layout" svg:width="0.538cm" svg:height="0.573cm" svg:x="1.866cm" svg:y="2.927cm">
          <draw:text-box>
            <text:p text:style-name="P11">A</text:p>
          </draw:text-box>
        </draw:frame>
        <draw:line draw:style-name="gr5" draw:text-style-name="P10" draw:layer="layout" svg:x1="13.976cm" svg:y1="3.379cm" svg:x2="13.577cm" svg:y2="3.044cm">
          <text:p/>
        </draw:line>
        <draw:line draw:style-name="gr5" draw:text-style-name="P10" draw:layer="layout" svg:x1="12.425cm" svg:y1="3.385cm" svg:x2="12.026cm" svg:y2="3.035cm">
          <text:p/>
        </draw:line>
        <draw:line draw:style-name="gr5" draw:text-style-name="P10" draw:layer="layout" svg:x1="10.876cm" svg:y1="3.385cm" svg:x2="10.477cm" svg:y2="3.035cm">
          <text:p/>
        </draw:line>
        <draw:line draw:style-name="gr5" draw:text-style-name="P10" draw:layer="layout" svg:x1="9.32cm" svg:y1="3.385cm" svg:x2="8.921cm" svg:y2="3.035cm">
          <text:p/>
        </draw:line>
        <draw:line draw:style-name="gr5" draw:text-style-name="P10" draw:layer="layout" svg:x1="7.773cm" svg:y1="3.385cm" svg:x2="7.374cm" svg:y2="3.035cm">
          <text:p/>
        </draw:line>
        <draw:line draw:style-name="gr5" draw:text-style-name="P10" draw:layer="layout" svg:x1="6.226cm" svg:y1="3.385cm" svg:x2="5.827cm" svg:y2="3.035cm">
          <text:p/>
        </draw:line>
        <draw:line draw:style-name="gr5" draw:text-style-name="P10" draw:layer="layout" svg:x1="4.669cm" svg:y1="3.385cm" svg:x2="4.27cm" svg:y2="3.035cm">
          <text:p/>
        </draw:line>
        <draw:line draw:style-name="gr5" draw:text-style-name="P10" draw:layer="layout" svg:x1="3.119cm" svg:y1="3.385cm" svg:x2="2.72cm" svg:y2="3.035cm">
          <text:p/>
        </draw:line>
        <draw:frame draw:style-name="gr33" draw:text-style-name="P12" draw:layer="layout" svg:width="2.233cm" svg:height="0.71cm" svg:x="7.978cm" svg:y="2.444cm">
          <draw:text-box>
            <text:p text:style-name="P12"><text:span text:style-name="T2">Anaconda</text:span></text:p>
          </draw:text-box>
        </draw:frame>
        <draw:frame draw:style-name="gr34" draw:text-style-name="P12" draw:layer="layout" svg:width="1.686cm" svg:height="0.709cm" svg:x="10.272cm" svg:y="2.445cm">
          <draw:text-box>
            <text:p text:style-name="P12"><text:span text:style-name="T2">Dragao</text:span></text:p>
          </draw:text-box>
        </draw:frame>
        <draw:frame draw:style-name="gr35" draw:text-style-name="P12" draw:layer="layout" svg:width="2.427cm" svg:height="1.11cm" svg:x="12.735cm" svg:y="2.444cm">
          <draw:text-box>
            <text:p text:style-name="P12"><text:span text:style-name="T2">Mahogan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. Marcelo Martins</meta:initial-creator>
    <meta:creation-date>2019-06-07T11:51:54</meta:creation-date>
    <dc:date>2019-06-07T15:01:29</dc:date>
    <dc:creator>J. Marcelo Martins</dc:creator>
    <meta:editing-duration>PT3H9M21S</meta:editing-duration>
    <meta:editing-cycles>58</meta:editing-cycles>
    <meta:generator>OpenOffice/4.1.1$Unix OpenOffice.org_project/411m6$Build-9775</meta:generator>
    <meta:printed-by>J. Marcelo Martins</meta:printed-by>
    <meta:print-date>2019-06-07T13:15:58</meta:print-date>
    <meta:document-statistic meta:object-count="287"/>
  </office:meta>
</office:document-meta>
</file>